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455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0.631cm"/>
    </style:style>
    <style:style style:name="co11" style:family="table-column">
      <style:table-column-properties fo:break-before="auto" style:column-width="0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name="Línea 1" draw:style-name="gr1" draw:text-style-name="P1" svg:x1="3.228cm" svg:y1="2.041cm" svg:x2="11.13cm" svg:y2="0.126cm">
            <text:p/>
          </draw:line>
          <draw:line draw:z-index="1" draw:name="Línea 2" draw:style-name="gr1" draw:text-style-name="P1" svg:x1="6.279cm" svg:y1="2.059cm" svg:x2="11.13cm" svg:y2="8.02cm">
            <text:p/>
          </draw:line>
          <draw:line draw:z-index="2" draw:name="Línea 3" draw:style-name="gr1" draw:text-style-name="P1" svg:x1="15.962cm" svg:y1="0.199cm" svg:x2="16.756cm" svg:y2="7.297cm">
            <text:p/>
          </draw:line>
          <draw:line draw:z-index="3" draw:name="Línea 4" draw:style-name="gr1" draw:text-style-name="P1" svg:x1="15.874cm" svg:y1="7.965cm" svg:x2="16.791cm" svg:y2="7.64cm">
            <text:p/>
          </draw:line>
          <draw:line draw:z-index="4" draw:name="Línea horizontal 1" draw:style-name="gr1" draw:text-style-name="P1" svg:x1="22.236cm" svg:y1="7.387cm" svg:x2="23.655cm" svg:y2="7.387cm">
            <text:p/>
          </draw:lin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SECRETO</text:p>
          </table:table-cell>
          <table:table-cell table:number-columns-repeated="4"/>
          <table:table-cell table:style-name="ce3" office:value-type="string" calcext:value-type="string">
            <text:p>F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aboa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IA</text:p>
          </table:table-cell>
          <table:table-cell table:number-columns-repeated="3"/>
          <table:table-cell office:value-type="string" calcext:value-type="string">
            <text:p>Q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9" office:value-type="string" calcext:value-type="string">
            <text:p>p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delimitado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CLAVESUMA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J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O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J</text:p>
          </table:table-cell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serializado</text:p>
          </table:table-cell>
          <table:table-cell table:style-name="ce5" office:value-type="string" calcext:value-type="string">
            <text:p>O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CLAVE1</text:p>
          </table:table-cell>
          <table:table-cell table:style-name="Default" office:value-type="string" calcext:value-type="string">
            <text:p>cla1</text:p>
          </table:table-cell>
          <table:table-cell table:style-name="Default" office:value-type="string" calcext:value-type="string">
            <text:p>num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taboa</text:p>
          </table:table-cell>
          <table:table-cell table:style-name="Default" table:number-columns-repeated="2"/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H</text:p>
          </table:table-cell>
          <table:table-cell table:style-name="ce2" office:value-type="string" calcext:value-type="string">
            <text:p>U</text:p>
          </table:table-cell>
          <table:table-cell/>
          <table:table-cell office:value-type="string" calcext:value-type="string">
            <text:p>CLAVE2</text:p>
          </table:table-cell>
          <table:table-cell table:style-name="Default" office:value-type="string" calcext:value-type="string">
            <text:p>cla2</text:p>
          </table:table-cell>
          <table:table-cell table:style-name="Default" office:value-type="string" calcext:value-type="string">
            <text:p>num2</text:p>
          </table:table-cell>
          <table:table-cell/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O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/>
          <table:table-cell table:number-columns-repeated="2"/>
          <table:table-cell table:style-name="ce3"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9" office:value-type="float" office:value="50" calcext:value-type="float">
            <text:p>50</text:p>
          </table:table-cell>
          <table:table-cell table:style-name="ce20" office:value-type="string" calcext:value-type="string">
            <text:p>S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+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5"/>
          <table:table-cell table:style-name="ce8"/>
          <table:table-cell/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9:05:59.725699508</meta:creation-date>
    <dc:date>2023-11-15T14:36:45.059276083</dc:date>
    <meta:editing-duration>PT58M8S</meta:editing-duration>
    <meta:editing-cycles>5</meta:editing-cycles>
    <meta:generator>LibreOffice/7.3.7.2$Linux_X86_64 LibreOffice_project/30$Build-2</meta:generator>
    <meta:document-statistic meta:table-count="1" meta:cell-count="131" meta:object-count="5"/>
  </office:meta>
</office:document-meta>
</file>